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2:5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31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93 Kommentare 1474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68</text:p>
          </table:table-cell>
          <table:table-cell table:number-columns-repeated="6"/>
        </table:table-row>
        <table:table-row table:style-name="ro1">
          <table:table-cell table:formula="of:=SUM([.A76:.A100000])" office:value-type="float" office:value="68" calcext:value-type="float">
            <text:p>68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Josef Maierhof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. Dezember 2020 um 22:1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zeig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Vide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474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Wiela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Gritsc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Jenny Schwa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l drüber nachdenken wäre gu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Schratten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o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In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Chiar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alla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y Kaluzny Hakan Yilmaz ich brech ab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in Schmars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^^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Groesch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in schon ges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in Schmars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k Groesch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in Schmars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hör auf Cola zu trink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O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die schnelltests fehleranfällig sind ist nichts neue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wegen wird ja auch der pcr test verwendet da dieser genauer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Maierhof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Op der PCR Test ist genauer, deswegen laufen schon die Klagen, weil er keinen Viru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ststell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e Edenstr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haft genauer???? Oida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n man mit ner Erkältung zu Hause war und testen geht ist der test ebenfalls positiv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 einfach mal informieren über den pcr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ich weiß, es ist einfacher so: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O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e, fal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man grippe oder eine erkältung hat wird der cpronatest nicht automatisch positi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ier dich mal wiw der pcr funktioniert und warum er sicherer und genauer als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nelltest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kleiner tip: informiere dich nicht auf sogenannten "wahrheitsseiten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Tschemerneg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Maierhofer jaj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arl-Ast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Ried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ndi Misch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brint es auf den punkt nach denken leute er hat re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Ha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anca Grötz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e Loccisan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kob Varesco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He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Herman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le Spey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Li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reni Repolus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annette Seid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2.giphy.co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i N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ni Mërgimtari positiv !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Jude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Brunn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Horva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Benjami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é Schäpp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ze Özcelik Ayfa Özceli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k Hemet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phi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ibert Wi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die untypen in der Regierung einen Virus im Schädel haben , dazu braucht man ja kei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st, das ist doch offensichtlich und mit freiem Auge z erkenn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kas Bra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äcilia Brandl Josef Brandl Lisa Marie Brandl Sara Neumeister Mario Kogl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es Weng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Putz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e Schmücker Geb Couls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giphy.co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lhr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ute, ich tank mein auto nicht mit cola und reg mich dann beim Hersteller auf wieso die Kar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 mehr funktioniert. Cola gehört in keinen Auto Tank und auch auf keinen Schnell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din Haznedar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lhrtr du hirnloses Individuu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Früch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lhrtr aber es müsste vor dem testen in der Gebrauchsanweisung stehen das man :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 dem Test ein gewisse Zeit nichts trinken oder essen, rauchen darf da sonst der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sch sein könn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lhr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Früchtl rauchen lass ich mir einreden. essen trinken sollte egal sein, außer d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hsts dir durch die nase ru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auch wenn er falsch positiv ist MUSST du dan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n PCR test machen und die sind doch relativ gen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Früch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lhrtr ,, ich fahre seit Jahren länderübergreifend mit dem Lkw. Und es hat niem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teresse gezeigt ob ich ein Test gemacht habe,oder ich im Haus mit Risikogruppen lebe .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he teilweise gar nicht warum soviel zu einem Test kommen. Aber soll so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lhr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, was soll ich sagen: https://youtu.be/CKPlKwKpkcA?t=5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ÖSTERREICH: FPÖ-Politiker will mit Cola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é Ihlenfe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gleiche Wahnsinn wie hier in Deutschl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Kern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é Ihlenfeld lei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é Ihlenfeld le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Kern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is a Trau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Tò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gibts das bitte? Wie gibts dass das noch immer so viele dumme Menschen so naiv heru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aufen?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Vierzi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klas Dunzing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Hohlwe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Hohlwe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Früch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t immer nur schnacken, sondern der soll Klage einreichen. Dafür sind Gerichte da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er Pu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ssy Wenert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ssy Wenert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Liebmann Eveline Wene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ssy Wener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Berlakovit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Lorentsch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was ist da los?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Scher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Lorentsch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Mie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ine Ultsch Sebastian See geh ma eh testen oda?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a Ra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Ra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e Aavi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eat guy telling it like it is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u Chu Wo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ht hat er nicht nur Cola sondern auch Desinfektionsmittel hat den corona test nicht bestan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 haben es selbst ausprobiert am Mittwoch in der Arb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kola Micano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ka Neubert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la Hassan Chahro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urhan Laith Mk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drusova Dagma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icken Sie es, bitte, den slowakischem Premiär und den Politikern! Bitte mit Übersetzung!!!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n Medien natürlich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Gm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Test besteht aus einem farbstoffmarkierten Antikörper. Ein Antikörper ist ein Protein. Co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 durch Phosphorsäure sehr sauer. Diese Säure denaturiert (zerstört) das Protein und der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gt positiv an. Ich hoffe, damit ist die Frage beantwor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es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Gmeiner wenigstens einer der es verstanden h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Gm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es Fischer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Gmeiner also wen ich vor dem testen cola trinka bin ich automatisch positiv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voll dieser te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7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voll dieser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Gm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ofer ich weiß ja nicht wie bei euch ein Corona Test gemacht wird, aber bei uns i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definitiv kein Pipi - Test.... und nachdem Phosphor über die Nieren und nicht den Mande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gebaut wird, sollte das also kein Problem darstell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Kun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endlich ein sinnvolles Kommentar hi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Kepp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ofer nur wenn du es schnupf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ner Kepplinger und mit jacky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Bren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Gmeiner nach 100 Kommentaren endlich ein sinnvoller Kommentar. DANKE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dia Daraz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ert Pie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iver Ebert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Lu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li M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Schu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sser Johannes Gott sei dank hat er des it mit bier testet sinsch daten se des ou no verbiete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sser Johann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sser Johann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Schuler ja dawoll insere Wiener gheto bria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Jako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ky Daub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e Rena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e Sabin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queline Kra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antha Lamfrie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B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Nowa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Now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Beck ist doch kl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m Ded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 Cola-Trinker sofort in Quarantä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gei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Kálmá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ascha Kandl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 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lnea Jersey Ann-Kathrin Pfau Ivo Merke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vo Merke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ci Stoec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Rauc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Luck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ümmer geht es nicht mehr, was soll da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Verschwörungstheorien sollte man hart bestra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ährdung der Allgemeinheit durch Dummheit, natürlich nur Verfassungskonform. Es gibt Lä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da schon viel weiter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Luckner ja stimmt, nord korea zb bestraft solche verschwörungstheoretiker mit d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lektrischen stuhl. aber dieser test war positiv, wie kann das sei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lhrt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Egger https://youtu.be/CKPlKwKpkcA?t=5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ÖSTERREICH: FPÖ-Politiker will mit Cola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Kiesl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Egger Weil im Cola Phosphorsäure ist die den auf den Test sich befin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körperproteine zerstören bzw. mit denen reagieren. Deshalb zeigt der Test positiv 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ers hat der FPÖ-Abgeordnete den „Abstrich“ nicht wie vorgesehen vorher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bereitungsflüssigkeit verrührt. Diese soll nämlich den ph-Wert regeln damit kein verfälsch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gebnis entsteht. Bittesehr deine neutrale wissenschaftliche Erklärung Pun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W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ass euer ernst? Ich hab wirklich geglaubt dass die FPÖ eine alternative wählbare Partei ge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ÖVP ist. Aber anscheinend zeigen sie irgendwelche billige Zaubertricks bei den Nationalratss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ngen, die sie im Internet finden ohne die Fakten vorher zu überprü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 a bissl über das Cola Experiment und über die Firma Roche recherchiert. Folg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llungnahme hab ich von der Firma gefunde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Vielen Dank für Ihre Anfrage. Cola ist nicht die für den Test vorgesehene Testsubstanz, und da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en wir dies nicht als eine gültige Methode zur Durchführung des Tests ansehen.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iologische pH-Wert im Körper ist eng auf pH 7 reguliert. Cola hingegen ist sehr sauer (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,2), ein Zustand, der den Großteil der Proteine zerstört und diesen Test unbrauchbar 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r Test auf Proteinbasis würde mit Cola nicht funktionieren oder falsche Ergebnisse lief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selbe gilt für sehr basische Bedingungen oder chaotrope Salze, die Proteine denatur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freundlichen Grüssen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anderen Worten: Der Test ist dafür gedacht, dass man das Virus im Menschen nachweist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im Cola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eiß leider auch nicht warum die FPÖ Politiker unbedingt das Virus „covid19“ im Co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weisen woll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 könnt mir ruhig schreiben falls das wer weiß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Abschluss will ich noch den FPÖ Politiker sagen, dass man das Cola auch super zum pu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hmen kann. Falls wer von den FPÖ Politiker den Job wechseln wollen, wäre auch Zauberer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native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Lab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anca T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mo Raff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Zechn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Koeh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ächstes mal kann er ja Cola mit Menthos mischen um seine Langeweile zu vertreiben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ngt genauso wenig und sagt gleich viel au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nichts relevantes zum Thema zu sagen hat sollte doch einfach mal die Klappe 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Hemm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G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Hemmers bei Apfelmus auch positiv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Lus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a ist positiv! - Josef Maierhof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3924973260847259&amp;id=100000038724272&amp;_rd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3" calcext:value-type="float">
            <text:p>13</text:p>
          </table:table-cell>
          <table:table-cell table:style-name="ce7" table:formula="of:=COUNTIF([.D$1:.D$1048576];&quot;X&quot;)" office:value-type="float" office:value="12" calcext:value-type="float">
            <text:p>1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68" calcext:value-type="float">
            <text:p>68</text:p>
          </table:table-cell>
          <table:table-cell table:formula="of:=COUNTIF([.G$1:.G$1048576];&quot;X&quot;)"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328];[.D1328];[.F1328])"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2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0:23:50.62723758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0:45:33.964806446</dc:date>
    <meta:editing-duration>PT2M31S</meta:editing-duration>
    <meta:editing-cycles>2</meta:editing-cycles>
    <meta:document-statistic meta:table-count="1" meta:cell-count="893" meta:object-count="0"/>
  </office:meta>
</office:document-meta>
</file>